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96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8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9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0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1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12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24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ackground-color="#77bc65" fo:border="0.74pt solid #000000"/>
    </style:style>
    <style:style style:name="ce126" style:family="table-cell" style:parent-style-name="Default">
      <style:table-cell-properties fo:background-color="#d4ea6b" fo:border="0.74pt solid #000000"/>
    </style:style>
    <style:style style:name="ce127" style:family="table-cell" style:parent-style-name="Default">
      <style:table-cell-properties fo:background-color="#ec9ba4" fo:border="0.74pt solid 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88"/>
        <table:table-column table:style-name="co1" table:default-cell-style-name="ce107"/>
        <table:table-column table:style-name="co1" table:default-cell-style-name="ce88"/>
        <table:table-column table:style-name="co2" table:number-columns-repeated="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Rating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Submissões/acerto</text:p>
          </table:table-cell>
          <table:table-cell table:style-name="ce101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9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Strings, Implementação</text:p>
          </table:table-cell>
          <table:table-cell table:style-name="ce89" office:value-type="string" calcext:value-type="string">
            <text:p>https://codeforces.com/contest/96/problem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6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</text:p>
          </table:table-cell>
          <table:table-cell table:style-name="ce89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1100" calcext:value-type="float">
            <text:p>1100</text:p>
          </table:table-cell>
          <table:table-cell table:style-name="ce118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contest/363/problem/B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5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Guloso/Sort</text:p>
          </table:table-cell>
          <table:table-cell table:style-name="ce89" office:value-type="string" calcext:value-type="string">
            <text:p>https://codeforces.com/problemset/problem/456/A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7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https://codeforces.com/problemset/problem/270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1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Prefix Sum</text:p>
          </table:table-cell>
          <table:table-cell table:style-name="ce89" office:value-type="string" calcext:value-type="string">
            <text:p>https://codeforces.com/problemset/problem/313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8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119" office:value-type="string" calcext:value-type="string">
            <text:p>24m 19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Prefix Sum / Set</text:p>
          </table:table-cell>
          <table:table-cell table:style-name="ce89" office:value-type="string" calcext:value-type="string">
            <text:p>https://codeforces.com/problemset/problem/368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32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17m 2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67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21m 3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itwise op.</text:p>
          </table:table-cell>
          <table:table-cell table:style-name="ce89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5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6m 6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problemset/problem/25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78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edio/Dificil</text:p>
          </table:table-cell>
          <table:table-cell table:style-name="ce89" office:value-type="string" calcext:value-type="string">
            <text:p>Combinatoria</text:p>
          </table:table-cell>
          <table:table-cell table:style-name="ce89" office:value-type="string" calcext:value-type="string">
            <text:p>https://codeforces.com/problemset/problem/1178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794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Two Pointers / Busca binária</text:p>
          </table:table-cell>
          <table:table-cell table:style-name="ce89" office:value-type="string" calcext:value-type="string">
            <text:p>https://codeforces.com/problemset/problem/1794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00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3m 05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Implementação</text:p>
          </table:table-cell>
          <table:table-cell table:style-name="ce89" office:value-type="string" calcext:value-type="string">
            <text:p>https://codeforces.com/problemset/problem/1100/B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4" office:value-type="string" calcext:value-type="string">
            <text:p>103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120" office:value-type="string" calcext:value-type="string">
            <text:p>13m 31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Construtivo / Matemática</text:p>
          </table:table-cell>
          <table:table-cell table:style-name="ce89" office:value-type="string" calcext:value-type="string">
            <text:p>https://codeforces.com/problemset/problem/1037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8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9m 4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Implementação / string</text:p>
          </table:table-cell>
          <table:table-cell table:style-name="ce89" office:value-type="string" calcext:value-type="string">
            <text:p>https://codeforces.com/problemset/problem/1182/B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5" office:value-type="string" calcext:value-type="string">
            <text:p>1872-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Dificil</text:p>
          </table:table-cell>
          <table:table-cell table:style-name="ce89" office:value-type="string" calcext:value-type="string">
            <text:p>Prefix Sum / Xor</text:p>
          </table:table-cell>
          <table:table-cell table:style-name="ce89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7-09" calcext:value-type="date">
            <text:p>07/09/23</text:p>
          </table:table-cell>
          <table:table-cell table:style-name="ce104" office:value-type="string" calcext:value-type="string">
            <text:p>1862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18m 55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/Strings/implementacao</text:p>
          </table:table-cell>
          <table:table-cell table:style-name="ce89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 / Construção</text:p>
          </table:table-cell>
          <table:table-cell table:style-name="ce89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44m 5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usca Binária</text:p>
          </table:table-cell>
          <table:table-cell table:style-name="ce89" office:value-type="string" calcext:value-type="string">
            <text:p>https://codeforces.com/contest/1862/problem/C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4" office:value-type="string" calcext:value-type="string">
            <text:p>1862-D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5" office:value-type="string" calcext:value-type="string">
            <text:p>1862-E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06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06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9"/>
          <table:table-cell table:style-name="ce106" office:value-type="string" calcext:value-type="string">
            <text:p>1872-F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F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ce89"/>
          <table:table-cell table:style-name="ce106" office:value-type="string" calcext:value-type="string">
            <text:p>1872-G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G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9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128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Rating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Submissões/acerto</text:p>
          </table:table-cell>
          <table:table-cell table:style-name="ce101" office:value-type="string" calcext:value-type="string">
            <text:p>Comment</text:p>
          </table:table-cell>
          <table:table-cell/>
          <table:table-cell table:style-name="ce125" office:value-type="string" calcext:value-type="string">
            <text:p>Div.3</text:p>
          </table:table-cell>
          <table:table-cell table:style-name="ce126" office:value-type="string" calcext:value-type="string">
            <text:p>Div.3</text:p>
          </table:table-cell>
          <table:table-cell table:style-name="ce127" office:value-type="string" calcext:value-type="string">
            <text:p>Div.3</text:p>
          </table:table-cell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46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9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</text:p>
          </table:table-cell>
          <table:table-cell table:style-name="ce121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33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D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40m</text:p>
          </table:table-cell>
          <table:table-cell table:style-name="ce99" office:value-type="string" calcext:value-type="string">
            <text:p>Fácil/Médio</text:p>
          </table:table-cell>
          <table:table-cell table:style-name="ce99" office:value-type="string" calcext:value-type="string">
            <text:p>Geometria</text:p>
          </table:table-cell>
          <table:table-cell table:style-name="ce121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6" office:value-type="date" office:date-value="2023-10-09" calcext:value-type="date">
            <text:p>10/09/23</text:p>
          </table:table-cell>
          <table:table-cell table:style-name="ce109" office:value-type="string" calcext:value-type="string">
            <text:p>1843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7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Two Pointers</text:p>
          </table:table-cell>
          <table:table-cell table:style-name="ce122" office:value-type="string" calcext:value-type="string">
            <text:p>https://codeforces.com/contest/1843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Construção</text:p>
          </table:table-cell>
          <table:table-cell table:style-name="ce122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3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Numb.. Theory / implement.</text:p>
          </table:table-cell>
          <table:table-cell table:style-name="ce123" office:value-type="string" calcext:value-type="string">
            <text:p>https://codeforces.com/contest/1859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2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Sorting</text:p>
          </table:table-cell>
          <table:table-cell table:style-name="ce123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2-09" calcext:value-type="date">
            <text:p>12/09/23</text:p>
          </table:table-cell>
          <table:table-cell table:style-name="ce110" office:value-type="string" calcext:value-type="string">
            <text:p>1859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200" calcext:value-type="float">
            <text:p>1200</text:p>
          </table:table-cell>
          <table:table-cell table:style-name="ce100" office:value-type="string" calcext:value-type="string">
            <text:p>?</text:p>
          </table:table-cell>
          <table:table-cell table:style-name="ce100" office:value-type="string" calcext:value-type="string">
            <text:p>Dificil</text:p>
          </table:table-cell>
          <table:table-cell table:style-name="ce100" office:value-type="string" calcext:value-type="string">
            <text:p>Guloso / Força Bruta</text:p>
          </table:table-cell>
          <table:table-cell table:style-name="ce123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https://codeforces.com/contest/1840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Binário</text:p>
          </table:table-cell>
          <table:table-cell table:style-name="ce122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2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Combinatoria</text:p>
          </table:table-cell>
          <table:table-cell table:style-name="ce122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0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s</text:p>
          </table:table-cell>
          <table:table-cell table:style-name="ce121" office:value-type="string" calcext:value-type="string">
            <text:p>https://codeforces.com/contest/1833/problem/A</text:p>
          </table:table-cell>
          <table:table-cell table:style-name="ce99" office:value-type="float" office:value="2" calcext:value-type="float">
            <text:p>2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900" calcext:value-type="float">
            <text:p>9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Sorting</text:p>
          </table:table-cell>
          <table:table-cell table:style-name="ce121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3/09/23</text:p>
          </table:table-cell>
          <table:table-cell table:style-name="ce108" office:value-type="string" calcext:value-type="string">
            <text:p>1833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2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Matemática</text:p>
          </table:table-cell>
          <table:table-cell table:style-name="ce121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33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</text:p>
          </table:table-cell>
          <table:table-cell table:style-name="ce123" office:value-type="string" calcext:value-type="string">
            <text:p>https://codeforces.com/contest/1858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8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Construção</text:p>
          </table:table-cell>
          <table:table-cell table:style-name="ce123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2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5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orting</text:p>
          </table:table-cell>
          <table:table-cell table:style-name="ce121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Matemática</text:p>
          </table:table-cell>
          <table:table-cell table:style-name="ce121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22-D</text:p>
          </table:table-cell>
          <table:table-cell table:style-name="ce113"/>
          <table:table-cell table:style-name="ce99" table:number-columns-repeated="4"/>
          <table:table-cell table:style-name="ce121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811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11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 office:value-type="string" calcext:value-type="string">
            <text:p>Demorei muito pra implementar mas a ideia era simples</text:p>
          </table:table-cell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B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11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6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00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3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Strings</text:p>
          </table:table-cell>
          <table:table-cell table:style-name="ce122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1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Set</text:p>
          </table:table-cell>
          <table:table-cell table:style-name="ce122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2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35m</text:p>
          </table:table-cell>
          <table:table-cell table:style-name="ce97" office:value-type="string" calcext:value-type="string">
            <text:p>Fácil/Médio</text:p>
          </table:table-cell>
          <table:table-cell table:style-name="ce97" office:value-type="string" calcext:value-type="string">
            <text:p>Set / Guloso</text:p>
          </table:table-cell>
          <table:table-cell table:style-name="ce122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90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16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5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7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1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759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14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A</text:p>
          </table:table-cell>
          <table:table-cell table:style-name="ce100" table:number-columns-repeated="5"/>
          <table:table-cell table:style-name="ce123" office:value-type="string" calcext:value-type="string">
            <text:p>https://codeforces.com/contest/1853/problem/A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88"/>
        <table:table-column table:style-name="co8" table:default-cell-style-name="ce88"/>
        <table:table-column table:style-name="co1" table:default-cell-style-name="ce88"/>
        <table:table-column table:style-name="co9" table:number-columns-repeated="2" table:default-cell-style-name="ce88"/>
        <table:table-column table:style-name="co1" table:number-columns-repeated="1016" table:default-cell-style-name="ce88"/>
        <table:table-row table:style-name="ro1">
          <table:table-cell table:style-name="ce85" office:value-type="string" calcext:value-type="string">
            <text:p>Data</text:p>
          </table:table-cell>
          <table:table-cell table:style-name="ce101" office:value-type="string" calcext:value-type="string">
            <text:p>problema</text:p>
          </table:table-cell>
          <table:table-cell table:style-name="ce101" office:value-type="string" calcext:value-type="string">
            <text:p>feito</text:p>
          </table:table-cell>
          <table:table-cell table:style-name="ce101" office:value-type="string" calcext:value-type="string">
            <text:p>Tempo</text:p>
          </table:table-cell>
          <table:table-cell table:style-name="ce101" office:value-type="string" calcext:value-type="string">
            <text:p>dificuldade</text:p>
          </table:table-cell>
          <table:table-cell table:style-name="ce101" office:value-type="string" calcext:value-type="string">
            <text:p>tema</text:p>
          </table:table-cell>
          <table:table-cell table:style-name="ce101" office:value-type="string" calcext:value-type="string">
            <text:p>link</text:p>
          </table:table-cell>
          <table:table-cell table:style-name="ce101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129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130" office:value-type="string" calcext:value-type="string">
            <text:p>Codeforces Round 895 (Div. 3)</text:p>
          </table:table-cell>
          <table:table-cell table:style-name="ce131" office:value-type="string" calcext:value-type="string">
            <text:p>A</text:p>
          </table:table-cell>
          <table:table-cell table:style-name="ce131" office:value-type="string" calcext:value-type="string">
            <text:p>B</text:p>
          </table:table-cell>
          <table:table-cell table:style-name="ce131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0" office:value-type="string" calcext:value-type="string">
            <text:p>E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G</text:p>
          </table:table-cell>
          <table:table-cell table:style-name="ce130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130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129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130" office:value-type="string" calcext:value-type="string">
            <text:p>Codeforces Round #888 (Div. 3)</text:p>
          </table:table-cell>
          <table:table-cell table:style-name="ce131" office:value-type="string" calcext:value-type="string">
            <text:p>A</text:p>
          </table:table-cell>
          <table:table-cell table:style-name="ce131" office:value-type="string" calcext:value-type="string">
            <text:p>B</text:p>
          </table:table-cell>
          <table:table-cell table:style-name="ce131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0" office:value-type="string" calcext:value-type="string">
            <text:p>E</text:p>
          </table:table-cell>
          <table:table-cell table:style-name="ce130" office:value-type="string" calcext:value-type="string">
            <text:p>F</text:p>
          </table:table-cell>
          <table:table-cell table:style-name="ce130" office:value-type="string" calcext:value-type="string">
            <text:p>G</text:p>
          </table:table-cell>
          <table:table-cell table:style-name="ce130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130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6T12:35:10.279672217</dc:date>
    <meta:editing-duration>PT23H30M58S</meta:editing-duration>
    <meta:editing-cycles>31</meta:editing-cycles>
    <meta:generator>LibreOffice/7.3.7.2$Linux_X86_64 LibreOffice_project/30$Build-2</meta:generator>
    <meta:document-statistic meta:table-count="4" meta:cell-count="586" meta:object-count="0"/>
  </office:meta>
</office:document-meta>
</file>